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2.905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3.39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74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2cm"/>
    </style:style>
    <style:style style:name="co13" style:family="table-column">
      <style:table-column-properties fo:break-before="auto" style:column-width="3.441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2.519cm"/>
    </style:style>
    <style:style style:name="co16" style:family="table-column">
      <style:table-column-properties fo:break-before="auto" style:column-width="4.32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ilot_20_-_20_N_20_inves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0"/>
    <style:style style:name="ce7" style:family="table-cell" style:parent-style-name="Default" style:data-style-name="N30">
      <style:text-properties style:font-name="Input" style:font-name-asian="Droid Sans Fallback" style:font-name-complex="FreeSans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order-left="0.06pt solid #000000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 style:data-style-name="N113"/>
    <style:style style:name="ce17" style:family="table-cell" style:parent-style-name="Default" style:data-style-name="N114"/>
    <style:style style:name="ce18" style:family="table-cell" style:parent-style-name="Default" style:data-style-name="N113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3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lot - N invest" table:style-name="ta1">
        <office:forms form:automatic-focus="false" form:apply-design-mode="false"/>
        <table:shapes>
          <draw:frame draw:z-index="0" draw:style-name="gr1" draw:text-style-name="P1" svg:width="20.197cm" svg:height="13.669cm" svg:x="56.039cm" svg:y="27.928cm">
            <draw:object draw:notify-on-update-of-ranges="'Pilot - N invest'.P2:'Pilot - N invest'.P61 'Pilot - N invest'.P2:'Pilot - N invest'.P61 'Pilot - N invest'.V1:'Pilot - N invest'.V1 'Pilot - N invest'.V2:'Pilot - N invest'.V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ce16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993" table:default-cell-style-name="Default"/>
        <table:table-row table:style-name="ro1">
          <table:table-cell/>
          <table:table-cell table:style-name="ce1" office:value-type="string" calcext:value-type="string">
            <text:p>rand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olony</text:p>
          </table:table-cell>
          <table:table-cell table:style-name="ce1" office:value-type="string" calcext:value-type="string">
            <text:p>F</text:p>
          </table:table-cell>
          <table:table-cell table:style-name="ce8" office:value-type="string" calcext:value-type="string" table:number-columns-spanned="2" table:number-rows-spanned="1">
            <text:p>Total Worms per run</text:p>
          </table:table-cell>
          <table:covered-table-cell table:style-name="ce11"/>
          <table:table-cell table:style-name="ce11" office:value-type="string" calcext:value-type="string">
            <text:p>randRan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ane</text:p>
          </table:table-cell>
          <table:table-cell table:style-name="ce11" office:value-type="string" calcext:value-type="string">
            <text:p>rawConc</text:p>
          </table:table-cell>
          <table:table-cell table:style-name="ce11" office:value-type="string" calcext:value-type="string">
            <text:p>nSperm</text:p>
          </table:table-cell>
          <table:table-cell table:style-name="ce20" office:value-type="string" calcext:value-type="string">
            <text:p>nEggs</text:p>
          </table:table-cell>
          <table:table-cell table:style-name="ce11" office:value-type="string" calcext:value-type="string">
            <text:p>nFert</text:p>
          </table:table-cell>
          <table:table-cell table:style-name="ce11" office:value-type="string" calcext:value-type="string">
            <text:p>nPoly</text:p>
          </table:table-cell>
          <table:table-cell table:style-name="ce20" office:value-type="string" calcext:value-type="string">
            <text:p>nConEggs</text:p>
          </table:table-cell>
          <table:table-cell table:style-name="ce20" office:value-type="string" calcext:value-type="string">
            <text:p>nConFert</text:p>
          </table:table-cell>
          <table:table-cell table:style-name="ce26" office:value-type="string" calcext:value-type="string">
            <text:p>PropFert</text:p>
          </table:table-cell>
          <table:table-cell table:style-name="ce27" office:value-type="string" calcext:value-type="string" table:number-columns-spanned="4" table:number-rows-spanned="1">
            <text:p>Step 1 – Volume of Prepped Ejaculates</text:p>
          </table:table-cell>
          <table:covered-table-cell table:number-columns-repeated="3"/>
          <table:table-cell/>
          <table:table-cell table:style-name="ce36" office:value-type="string" calcext:value-type="string" table:number-columns-spanned="4" table:number-rows-spanned="1">
            <text:p>Step 3 – Sperm Enumeration – raw ejaculate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formula="of:=RAND()" office:value-type="float" office:value="0.357889716513455" calcext:value-type="float">
            <text:p>0.3578897165</text:p>
          </table:table-cell>
          <table:table-cell table:style-name="ce2" office:value-type="float" office:value="0.0910970447584987" calcext:value-type="float">
            <text:p>0.091097044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5-10-09" calcext:value-type="date">
            <text:p>9/10/1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.36734693877551" calcext:value-type="float">
            <text:p>2.3673469388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745000000" calcext:value-type="float">
            <text:p>7.450E+08</text:p>
          </table:table-cell>
          <table:table-cell table:formula="of:=[.M2]*([.O2]*0.1)" office:value-type="float" office:value="176367346.938776" calcext:value-type="float">
            <text:p>1.764E+08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2]/[.Q2])-([.U7]/[.T7])" office:value-type="float" office:value="0.17" calcext:value-type="float">
            <text:p>0.17</text:p>
          </table:table-cell>
          <table:table-cell table:style-name="ce28"/>
          <table:table-cell table:number-columns-repeated="4"/>
          <table:table-cell table:style-name="ce28"/>
          <table:table-cell table:number-columns-repeated="996"/>
        </table:table-row>
        <table:table-row table:style-name="ro1">
          <table:table-cell table:formula="of:=RAND()" office:value-type="float" office:value="0.0499420163687319" calcext:value-type="float">
            <text:p>0.0499420164</text:p>
          </table:table-cell>
          <table:table-cell table:style-name="ce2" office:value-type="float" office:value="0.106841087341309" calcext:value-type="float">
            <text:p>0.106841087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5-10-09" calcext:value-type="date">
            <text:p>9/10/1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2.95918367346939" calcext:value-type="float">
            <text:p>2.9591836735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745000000" calcext:value-type="float">
            <text:p>7.450E+08</text:p>
          </table:table-cell>
          <table:table-cell table:formula="of:=[.M3]*([.O3]*0.1)" office:value-type="float" office:value="220459183.673469" calcext:value-type="float">
            <text:p>2.205E+08</text:p>
          </table:table-cell>
          <table:table-cell table:style-name="ce21" office:value-type="float" office:value="83" calcext:value-type="float">
            <text:p>83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([.R3]/[.Q3])-([.U7]/[.T7])" office:value-type="float" office:value="0.481927710843373" calcext:value-type="float">
            <text:p>0.4819277108</text:p>
          </table:table-cell>
          <table:table-cell table:style-name="ce11" office:value-type="string" calcext:value-type="string">
            <text:p>Individual</text:p>
          </table:table-cell>
          <table:table-cell table:style-name="ce11" office:value-type="string" calcext:value-type="string">
            <text:p>SampVol</text:p>
          </table:table-cell>
          <table:table-cell table:number-columns-repeated="3"/>
          <table:table-cell office:value-type="string" calcext:value-type="string">
            <text:p>4nL squar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ilution</text:p>
          </table:table-cell>
          <table:table-cell table:style-name="ce34" office:value-type="string" calcext:value-type="string">
            <text:p>CONCENTRATION </text:p>
          </table:table-cell>
          <table:table-cell table:number-columns-repeated="993"/>
        </table:table-row>
        <table:table-row table:style-name="ro1">
          <table:table-cell table:formula="of:=RAND()" office:value-type="float" office:value="0.0103759460616857" calcext:value-type="float">
            <text:p>0.0103759461</text:p>
          </table:table-cell>
          <table:table-cell table:style-name="ce2" office:value-type="float" office:value="0.338113254867494" calcext:value-type="float">
            <text:p>0.338113254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5-10-09" calcext:value-type="date">
            <text:p>9/10/1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.55102040816327" calcext:value-type="float">
            <text:p>3.551020408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745000000" calcext:value-type="float">
            <text:p>7.450E+08</text:p>
          </table:table-cell>
          <table:table-cell table:formula="of:=[.M4]*([.O4]*0.1)" office:value-type="float" office:value="264551020.408163" calcext:value-type="float">
            <text:p>2.646E+08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([.R4]/[.Q4])-([.U7]/[.T7])" office:value-type="float" office:value="0.607594936708861" calcext:value-type="float">
            <text:p>0.6075949367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37" office:value-type="float" office:value="1000" calcext:value-type="float">
            <text:p>1.00E+03</text:p>
          </table:table-cell>
          <table:table-cell table:style-name="ce17" table:formula="of:=AVERAGE([.AC4:.AC53])*(1/0.000004)*[.AD4]" office:value-type="float" office:value="500000000" calcext:value-type="float">
            <text:p>5.000E+008</text:p>
          </table:table-cell>
          <table:table-cell table:number-columns-repeated="993"/>
        </table:table-row>
        <table:table-row table:style-name="ro1">
          <table:table-cell table:formula="of:=RAND()" office:value-type="float" office:value="0.101306526688859" calcext:value-type="float">
            <text:p>0.1013065267</text:p>
          </table:table-cell>
          <table:table-cell table:style-name="ce2" office:value-type="float" office:value="0.922537083970383" calcext:value-type="float">
            <text:p>0.92253708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5-10-09" calcext:value-type="date">
            <text:p>9/10/1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1.77551020408163" calcext:value-type="float">
            <text:p>1.7755102041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745000000" calcext:value-type="float">
            <text:p>7.450E+08</text:p>
          </table:table-cell>
          <table:table-cell table:formula="of:=[.M5]*([.O5]*0.1)" office:value-type="float" office:value="132275510.204082" calcext:value-type="float">
            <text:p>1.323E+08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([.R5]/[.Q5])-([.U7]/[.T7])" office:value-type="float" office:value="0.144444444444444" calcext:value-type="float">
            <text:p>0.144444444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736591289518401" calcext:value-type="float">
            <text:p>0.7365912895</text:p>
          </table:table-cell>
          <table:table-cell table:style-name="ce2" office:value-type="float" office:value="0.792236251756549" calcext:value-type="float">
            <text:p>0.792236251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5-10-09" calcext:value-type="date">
            <text:p>9/10/1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18367346938776" calcext:value-type="float">
            <text:p>1.1836734694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745000000" calcext:value-type="float">
            <text:p>7.450E+08</text:p>
          </table:table-cell>
          <table:table-cell table:formula="of:=[.M6]*([.O6]*0.1)" office:value-type="float" office:value="88183673.4693878" calcext:value-type="float">
            <text:p>8.818E+07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6]/[.Q6])-([.U7]/[.T7])" office:value-type="float" office:value="0.144736842105263" calcext:value-type="float">
            <text:p>0.144736842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RAND()" office:value-type="float" office:value="0.326800639275461" calcext:value-type="float">
            <text:p>0.3268006393</text:p>
          </table:table-cell>
          <table:table-cell table:style-name="ce3" office:value-type="float" office:value="0.646363738924265" calcext:value-type="float">
            <text:p>0.646363738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2015-10-09" calcext:value-type="date">
            <text:p>9/10/1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10" table:formula="of:=ROUNDUP(SUM([.L2:.L7])+1;0)" office:value-type="float" office:value="12" calcext:value-type="float">
            <text:p>12</text:p>
          </table:table-cell>
          <table:table-cell table:style-name="ce13" table:formula="of:=ROUNDUP((SUM([.H2:.H7])+1)*(4/6);0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591836734693878" calcext:value-type="float">
            <text:p>0.5918367347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745000000" calcext:value-type="float">
            <text:p>7.450E+08</text:p>
          </table:table-cell>
          <table:table-cell table:formula="of:=[.M7]*([.O7]*0.1)" office:value-type="float" office:value="44091836.7346939" calcext:value-type="float">
            <text:p>4.409E+07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R7]/[.Q7])-([.U7]/[.T7])"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631337982136756" calcext:value-type="float">
            <text:p>0.6313379821</text:p>
          </table:table-cell>
          <table:table-cell table:style-name="ce2" office:value-type="float" office:value="0.532721611438319" calcext:value-type="float">
            <text:p>0.532721611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5-10-13" calcext:value-type="date">
            <text:p>13/10/15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style-name="ce14" office:value-type="float" office:value="1.82448979591837" calcext:value-type="float">
            <text:p>1.8244897959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838888888.888889" calcext:value-type="float">
            <text:p>8.389E+08</text:p>
          </table:table-cell>
          <table:table-cell table:formula="of:=[.M8]*([.O8]*0.1)" office:value-type="float" office:value="153054421.768708" calcext:value-type="float">
            <text:p>1.531E+0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8]/[.Q8])-([.U13]/[.T13])" office:value-type="float" office:value="0.387755102040816" calcext:value-type="float">
            <text:p>0.387755102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RAND()" office:value-type="float" office:value="0.129142684862018" calcext:value-type="float">
            <text:p>0.1291426849</text:p>
          </table:table-cell>
          <table:table-cell table:style-name="ce2" office:value-type="float" office:value="0.696643196977675" calcext:value-type="float">
            <text:p>0.69664319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5-10-13" calcext:value-type="date">
            <text:p>13/10/15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.43265306122449" calcext:value-type="float">
            <text:p>2.4326530612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838888888.888889" calcext:value-type="float">
            <text:p>8.389E+08</text:p>
          </table:table-cell>
          <table:table-cell table:formula="of:=[.M9]*([.O9]*0.1)" office:value-type="float" office:value="204072562.358277" calcext:value-type="float">
            <text:p>2.041E+08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9]/[.Q9])-([.U13]/[.T13])"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921198936877772" calcext:value-type="float">
            <text:p>0.9211989369</text:p>
          </table:table-cell>
          <table:table-cell table:style-name="ce2" office:value-type="float" office:value="0.846571771195158" calcext:value-type="float">
            <text:p>0.846571771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5-10-13" calcext:value-type="date">
            <text:p>13/10/15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.21632653061225" calcext:value-type="float">
            <text:p>1.2163265306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838888888.888889" calcext:value-type="float">
            <text:p>8.389E+08</text:p>
          </table:table-cell>
          <table:table-cell table:formula="of:=[.M10]*([.O10]*0.1)" office:value-type="float" office:value="102036281.179139" calcext:value-type="float">
            <text:p>1.020E+08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10]/[.Q10])-([.U13]/[.T13])" office:value-type="float" office:value="0.157894736842105" calcext:value-type="float">
            <text:p>0.1578947368</text:p>
          </table:table-cell>
          <table:table-cell office:value-type="float" office:value="7" calcext:value-type="float">
            <text:p>7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RAND()" office:value-type="float" office:value="0.313126666005701" calcext:value-type="float">
            <text:p>0.313126666</text:p>
          </table:table-cell>
          <table:table-cell table:style-name="ce2" office:value-type="float" office:value="0.739311346318573" calcext:value-type="float">
            <text:p>0.739311346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5-10-13" calcext:value-type="date">
            <text:p>13/10/15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.64897959183673" calcext:value-type="float">
            <text:p>3.6489795918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838888888.888889" calcext:value-type="float">
            <text:p>8.389E+08</text:p>
          </table:table-cell>
          <table:table-cell table:formula="of:=[.M11]*([.O11]*0.1)" office:value-type="float" office:value="306108843.537415" calcext:value-type="float">
            <text:p>3.061E+08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11]/[.Q11])-([.U13]/[.T13])" office:value-type="float" office:value="0.583333333333333" calcext:value-type="float">
            <text:p>0.5833333333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935184648958966" calcext:value-type="float">
            <text:p>0.935184649</text:p>
          </table:table-cell>
          <table:table-cell table:style-name="ce2" office:value-type="float" office:value="0.134079259820282" calcext:value-type="float">
            <text:p>0.134079259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5-10-13" calcext:value-type="date">
            <text:p>13/10/15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608163265306122" calcext:value-type="float">
            <text:p>0.6081632653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838888888.888889" calcext:value-type="float">
            <text:p>8.389E+08</text:p>
          </table:table-cell>
          <table:table-cell table:formula="of:=[.M12]*([.O12]*0.1)" office:value-type="float" office:value="51018140.5895691" calcext:value-type="float">
            <text:p>5.102E+07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12]/[.Q12])-([.U13]/[.T13])" office:value-type="float" office:value="0.163636363636364" calcext:value-type="float">
            <text:p>0.1636363636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RAND()" office:value-type="float" office:value="0.925602755043656" calcext:value-type="float">
            <text:p>0.925602755</text:p>
          </table:table-cell>
          <table:table-cell table:style-name="ce3" office:value-type="float" office:value="0.666872670641169" calcext:value-type="float">
            <text:p>0.666872670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date" office:date-value="2015-10-13" calcext:value-type="date">
            <text:p>13/10/15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ROUNDUP(SUM([.L8:.L13])+1;0)" office:value-type="float" office:value="12" calcext:value-type="float">
            <text:p>12</text:p>
          </table:table-cell>
          <table:table-cell table:style-name="ce13" table:formula="of:=ROUNDUP((SUM([.H8:.H13])+1)*(4/6);0)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style-name="ce14" office:value-type="float" office:value="3.04081632653061" calcext:value-type="float">
            <text:p>3.0408163265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838888888.888889" calcext:value-type="float">
            <text:p>8.389E+08</text:p>
          </table:table-cell>
          <table:table-cell table:formula="of:=[.M13]*([.O13]*0.1)" office:value-type="float" office:value="255090702.947846" calcext:value-type="float">
            <text:p>2.551E+08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21" table:formula="of:=([.R13]/[.Q13])-([.U13]/[.T13])" office:value-type="float" office:value="0.451612903225806" calcext:value-type="float">
            <text:p>0.451612903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0228367077652365" calcext:value-type="float">
            <text:p>0.0228367078</text:p>
          </table:table-cell>
          <table:table-cell table:style-name="ce2" office:value-type="float" office:value="0.820655948249623" calcext:value-type="float">
            <text:p>0.820655948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14];[.B14:.B19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11836734693878" calcext:value-type="float">
            <text:p>1.1183673469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85000000" calcext:value-type="float">
            <text:p>5.850E+08</text:p>
          </table:table-cell>
          <table:table-cell table:formula="of:=[.M14]*([.O14]*0.1)" office:value-type="float" office:value="65424489.7959186" calcext:value-type="float">
            <text:p>6.542E+07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14]/[.Q14])-([.U19]/[.T19])" office:value-type="float" office:value="0.175675675675676" calcext:value-type="float">
            <text:p>0.17567567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Total-0.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ot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RAND()" office:value-type="float" office:value="0.0587653699330986" calcext:value-type="float">
            <text:p>0.0587653699</text:p>
          </table:table-cell>
          <table:table-cell table:style-name="ce2" office:value-type="float" office:value="0.853084039408714" calcext:value-type="float">
            <text:p>0.853084039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15];[.B14:.B19])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559183673469388" calcext:value-type="float">
            <text:p>0.5591836735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585000000" calcext:value-type="float">
            <text:p>5.850E+08</text:p>
          </table:table-cell>
          <table:table-cell table:formula="of:=[.M15]*([.O15]*0.1)" office:value-type="float" office:value="32712244.8979592" calcext:value-type="float">
            <text:p>3.271E+07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5"/>
          <table:table-cell table:style-name="ce21" table:formula="of:=([.R15]/[.Q15])-([.U19]/[.T19])" office:value-type="float" office:value="0.12962962962963" calcext:value-type="float">
            <text:p>0.1296296296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style-name="ce24" table:formula="of:=SUM([.X4:.X15])-0.1" office:value-type="float" office:value="1.45" calcext:value-type="float">
            <text:p>1.45</text:p>
          </table:table-cell>
          <table:table-cell table:formula="of:=[.Y15]*9" office:value-type="float" office:value="13.05" calcext:value-type="float">
            <text:p>13.05</text:p>
          </table:table-cell>
          <table:table-cell table:formula="of:=[.Y15]+[.Z15]" office:value-type="float" office:value="14.5" calcext:value-type="float">
            <text:p>14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511264777276665" calcext:value-type="float">
            <text:p>0.5112647773</text:p>
          </table:table-cell>
          <table:table-cell table:style-name="ce2" office:value-type="float" office:value="0.648505726596341" calcext:value-type="float">
            <text:p>0.6485057266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16];[.B14:.B19])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1.67755102040816" calcext:value-type="float">
            <text:p>1.6775510204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585000000" calcext:value-type="float">
            <text:p>5.850E+08</text:p>
          </table:table-cell>
          <table:table-cell table:formula="of:=[.M16]*([.O16]*0.1)" office:value-type="float" office:value="98136734.6938774" calcext:value-type="float">
            <text:p>9.814E+07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16]/[.Q16])-([.U19]/[.T19])" office:value-type="float" office:value="0.153846153846154" calcext:value-type="float">
            <text:p>0.153846153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694272713037208" calcext:value-type="float">
            <text:p>0.694272713</text:p>
          </table:table-cell>
          <table:table-cell table:style-name="ce2" office:value-type="float" office:value="0.350189833901823" calcext:value-type="float">
            <text:p>0.350189833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17];[.B14:.B19])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2.79591836734694" calcext:value-type="float">
            <text:p>2.795918367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85000000" calcext:value-type="float">
            <text:p>5.850E+08</text:p>
          </table:table-cell>
          <table:table-cell table:formula="of:=[.M17]*([.O17]*0.1)" office:value-type="float" office:value="163561224.489796" calcext:value-type="float">
            <text:p>1.636E+08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17]/[.Q17])-([.U19]/[.T19])" office:value-type="float" office:value="0.274509803921569" calcext:value-type="float">
            <text:p>0.2745098039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RAND()" office:value-type="float" office:value="0.477597508812323" calcext:value-type="float">
            <text:p>0.4775975088</text:p>
          </table:table-cell>
          <table:table-cell table:style-name="ce2" office:value-type="float" office:value="0.328977097757161" calcext:value-type="float">
            <text:p>0.328977097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4" table:formula="of:=RANK([.B18];[.B14:.B19])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.35510204081633" calcext:value-type="float">
            <text:p>3.3551020408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585000000" calcext:value-type="float">
            <text:p>5.850E+08</text:p>
          </table:table-cell>
          <table:table-cell table:formula="of:=[.M18]*([.O18]*0.1)" office:value-type="float" office:value="196273469.387755" calcext:value-type="float">
            <text:p>1.963E+08</text:p>
          </table:table-cell>
          <table:table-cell table:style-name="ce22" office:value-type="float" office:value="54" calcext:value-type="float">
            <text:p>54</text:p>
          </table:table-cell>
          <table:table-cell table:style-name="ce21" office:value-type="float" office:value="24" calcext:value-type="float">
            <text:p>24</text:p>
          </table:table-cell>
          <table:table-cell table:style-name="ce22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18]/[.Q18])-([.U19]/[.T19])" office:value-type="float" office:value="0.444444444444444" calcext:value-type="float">
            <text:p>0.4444444444</text:p>
          </table:table-cell>
          <table:table-cell table:style-name="ce29" office:value-type="string" calcext:value-type="string" table:number-columns-spanned="5" table:number-rows-spanned="1">
            <text:p>Step 2 – Ejaculate Volumes For Each Lane</text:p>
          </table:table-cell>
          <table:covered-table-cell table:number-columns-repeated="4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RAND()" office:value-type="float" office:value="0.821154263801873" calcext:value-type="float">
            <text:p>0.8211542638</text:p>
          </table:table-cell>
          <table:table-cell table:style-name="ce3" office:value-type="float" office:value="0.379382207524031" calcext:value-type="float">
            <text:p>0.379382207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ROUNDUP(SUM([.L14:.L19])+1;0)" office:value-type="float" office:value="12" calcext:value-type="float">
            <text:p>12</text:p>
          </table:table-cell>
          <table:table-cell table:style-name="ce13" table:formula="of:=ROUNDUP((SUM([.H14:.H19])+1)*(4/6);0)" office:value-type="float" office:value="5" calcext:value-type="float">
            <text:p>5</text:p>
          </table:table-cell>
          <table:table-cell table:style-name="ce14" table:formula="of:=RANK([.B19];[.B14:.B19]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.23673469387755" calcext:value-type="float">
            <text:p>2.2367346939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585000000" calcext:value-type="float">
            <text:p>5.850E+08</text:p>
          </table:table-cell>
          <table:table-cell table:formula="of:=[.M19]*([.O19]*0.1)" office:value-type="float" office:value="130848979.591837" calcext:value-type="float">
            <text:p>1.308E+08</text:p>
          </table:table-cell>
          <table:table-cell table:style-name="ce23" office:value-type="float" office:value="53" calcext:value-type="float">
            <text:p>53</text:p>
          </table:table-cell>
          <table:table-cell table:style-name="ce21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21" table:formula="of:=([.R19]/[.Q19])-([.U19]/[.T19])" office:value-type="float" office:value="0.245283018867925" calcext:value-type="float">
            <text:p>0.2452830189</text:p>
          </table:table-cell>
          <table:table-cell table:style-name="ce30"/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RAND()" office:value-type="float" office:value="0.511884384788573" calcext:value-type="float">
            <text:p>0.5118843848</text:p>
          </table:table-cell>
          <table:table-cell table:style-name="ce2" office:value-type="float" office:value="0.0854229570832104" calcext:value-type="float">
            <text:p>0.085422957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20];[.B20:.B25])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.47755102040816" calcext:value-type="float">
            <text:p>3.4775510204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0]*([.O20]*0.1)" office:value-type="float" office:value="173877551.020408" calcext:value-type="float">
            <text:p>1.739E+08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5" office:value-type="float" office:value="9" calcext:value-type="float">
            <text:p>9</text:p>
          </table:table-cell>
          <table:table-cell table:style-name="ce21" table:formula="of:=([.R20]/[.Q20])-([.U25]/[.T25])" office:value-type="float" office:value="0.531212121212121" calcext:value-type="float">
            <text:p>0.5312121212</text:p>
          </table:table-cell>
          <table:table-cell/>
          <table:table-cell table:style-name="ce32" office:value-type="string" calcext:value-type="string">
            <text:p>N</text:p>
          </table:table-cell>
          <table:table-cell table:style-name="ce32" office:value-type="string" calcext:value-type="string">
            <text:p>Lane</text:p>
          </table:table-cell>
          <table:table-cell table:style-name="ce11" office:value-type="string" calcext:value-type="string">
            <text:p>EjVol</text:p>
          </table:table-cell>
          <table:table-cell table:style-name="ce35" office:value-type="string" calcext:value-type="string">
            <text:p>FinalVol(mL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760877874679863" calcext:value-type="float">
            <text:p>0.7608778747</text:p>
          </table:table-cell>
          <table:table-cell table:style-name="ce2" office:value-type="float" office:value="0.171009038109332" calcext:value-type="float">
            <text:p>0.171009038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21];[.B20:.B25])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2.89795918367347" calcext:value-type="float">
            <text:p>2.8979591837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1]*([.O21]*0.1)" office:value-type="float" office:value="144897959.183674" calcext:value-type="float">
            <text:p>1.449E+08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21]/[.Q21])-([.U25]/[.T25])" office:value-type="float" office:value="0.232033898305085" calcext:value-type="float">
            <text:p>0.2320338983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15" table:formula="of:=[.X21]*([.AA21]/10.5)" office:value-type="float" office:value="2.36734693877551" calcext:value-type="float">
            <text:p>2.3673469388</text:p>
          </table:table-cell>
          <table:table-cell table:style-name="ce15" table:formula="of:=([.Y15]*10)-(([.Y15]*10)/7)" office:value-type="float" office:value="12.4285714285714" calcext:value-type="float">
            <text:p>12.428571428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RAND()" office:value-type="float" office:value="0.425454377196729" calcext:value-type="float">
            <text:p>0.4254543772</text:p>
          </table:table-cell>
          <table:table-cell table:style-name="ce2" office:value-type="float" office:value="0.386176789877936" calcext:value-type="float">
            <text:p>0.386176789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22];[.B20:.B25])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1.73877551020408" calcext:value-type="float">
            <text:p>1.738775510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2]*([.O22]*0.1)" office:value-type="float" office:value="86938775.510204" calcext:value-type="float">
            <text:p>8.694E+07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22]/[.Q22])-([.U25]/[.T25])" office:value-type="float" office:value="0.199855072463768" calcext:value-type="float">
            <text:p>0.1998550725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table:style-name="ce33" office:value-type="float" office:value="2" calcext:value-type="float">
            <text:p>2</text:p>
          </table:table-cell>
          <table:table-cell table:style-name="ce15" table:formula="of:=[.X22]*([.AA21]/10.5)" office:value-type="float" office:value="2.95918367346939" calcext:value-type="float">
            <text:p>2.959183673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484286025865003" calcext:value-type="float">
            <text:p>0.4842860259</text:p>
          </table:table-cell>
          <table:table-cell table:style-name="ce2" office:value-type="float" office:value="0.622735289856792" calcext:value-type="float">
            <text:p>0.622735289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23];[.B20:.B25])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579591836734694" calcext:value-type="float">
            <text:p>0.5795918367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3]*([.O23]*0.1)" office:value-type="float" office:value="28979591.8367347" calcext:value-type="float">
            <text:p>2.898E+07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([.R23]/[.Q23])-([.U25]/[.T25])" office:value-type="float" office:value="0.036984126984127" calcext:value-type="float">
            <text:p>0.036984127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15" table:formula="of:=[.X23]*([.AA21]/10.5)" office:value-type="float" office:value="3.55102040816327" calcext:value-type="float">
            <text:p>3.551020408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RAND()" office:value-type="float" office:value="0.423110228031874" calcext:value-type="float">
            <text:p>0.423110228</text:p>
          </table:table-cell>
          <table:table-cell table:style-name="ce2" office:value-type="float" office:value="0.307786975288764" calcext:value-type="float">
            <text:p>0.307786975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4" table:formula="of:=RANK([.B24];[.B20:.B25]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.31836734693878" calcext:value-type="float">
            <text:p>2.3183673469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4]*([.O24]*0.1)" office:value-type="float" office:value="115918367.346939" calcext:value-type="float">
            <text:p>1.159E+08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([.R24]/[.Q24])-([.U25]/[.T25])" office:value-type="float" office:value="0.175625" calcext:value-type="float">
            <text:p>0.175625</text:p>
          </table:table-cell>
          <table:table-cell/>
          <table:table-cell table:style-name="ce14" office:value-type="float" office:value="1.5" calcext:value-type="float">
            <text:p>1.5</text:p>
          </table:table-cell>
          <table:table-cell table:style-name="ce33" office:value-type="float" office:value="4" calcext:value-type="float">
            <text:p>4</text:p>
          </table:table-cell>
          <table:table-cell table:style-name="ce15" table:formula="of:=[.X24]*([.AA21]/10.5)" office:value-type="float" office:value="1.77551020408163" calcext:value-type="float">
            <text:p>1.77551020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969323845813051" calcext:value-type="float">
            <text:p>0.9693238458</text:p>
          </table:table-cell>
          <table:table-cell table:style-name="ce3" office:value-type="float" office:value="0.485467601334676" calcext:value-type="float">
            <text:p>0.485467601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ROUNDUP(SUM([.L20:.L25])+1;0)" office:value-type="float" office:value="12" calcext:value-type="float">
            <text:p>12</text:p>
          </table:table-cell>
          <table:table-cell table:style-name="ce13" table:formula="of:=ROUNDUP((SUM([.H20:.H25])+1)*(4/6);0)" office:value-type="float" office:value="5" calcext:value-type="float">
            <text:p>5</text:p>
          </table:table-cell>
          <table:table-cell table:style-name="ce14" table:formula="of:=RANK([.B25];[.B20:.B25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15918367346939" calcext:value-type="float">
            <text:p>1.159183673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5]*([.O25]*0.1)" office:value-type="float" office:value="57959183.6734695" calcext:value-type="float">
            <text:p>5.796E+07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9" calcext:value-type="float">
            <text:p>9</text:p>
          </table:table-cell>
          <table:table-cell table:style-name="ce21" table:formula="of:=([.R25]/[.Q25])" office:value-type="float" office:value="0.0571428571428571" calcext:value-type="float">
            <text:p>0.057142857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15" table:formula="of:=[.X25]*([.AA21]/10.5)" office:value-type="float" office:value="1.18367346938776" calcext:value-type="float">
            <text:p>1.18367346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RAND()" office:value-type="float" office:value="0.863533472409472" calcext:value-type="float">
            <text:p>0.8635334724</text:p>
          </table:table-cell>
          <table:table-cell table:style-name="ce2" office:value-type="float" office:value="0.0738982011098415" calcext:value-type="float">
            <text:p>0.0738982011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15-10-15" calcext:value-type="date">
            <text:p>15/10/1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26];[.B26:.B31])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4.45714285714286" calcext:value-type="float">
            <text:p>4.457142857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6]*([.O26]*0.1)" office:value-type="float" office:value="222857142.857143" calcext:value-type="float">
            <text:p>2.229E+08</text:p>
          </table:table-cell>
          <table:table-cell office:value-type="float" office:value="89" calcext:value-type="float">
            <text:p>89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5"/>
          <table:table-cell table:style-name="ce21" table:formula="of:=([.R26]/[.Q26])-([.U31]/[.T31])" office:value-type="float" office:value="0.595505617977528" calcext:value-type="float">
            <text:p>0.595505618</text:p>
          </table:table-cell>
          <table:table-cell/>
          <table:table-cell table:style-name="ce14" office:value-type="float" office:value="0.5" calcext:value-type="float">
            <text:p>0.5</text:p>
          </table:table-cell>
          <table:table-cell table:style-name="ce33" office:value-type="float" office:value="6" calcext:value-type="float">
            <text:p>6</text:p>
          </table:table-cell>
          <table:table-cell table:style-name="ce15" table:formula="of:=[.X26]*([.AA21]/10.5)" office:value-type="float" office:value="0.591836734693878" calcext:value-type="float">
            <text:p>0.59183673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404741644160822" calcext:value-type="float">
            <text:p>0.4047416442</text:p>
          </table:table-cell>
          <table:table-cell office:value-type="float" office:value="0.629995178664103" calcext:value-type="float">
            <text:p>0.6299951787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15-10-15" calcext:value-type="date">
            <text:p>15/10/1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27];[.B26:.B31])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0.742857142857143" calcext:value-type="float">
            <text:p>0.7428571429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7]*([.O27]*0.1)" office:value-type="float" office:value="37142857.1428571" calcext:value-type="float">
            <text:p>3.714E+07</text:p>
          </table:table-cell>
          <table:table-cell office:value-type="float" office:value="91" calcext:value-type="float">
            <text:p>9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27]/[.Q27])-([.U31]/[.T31])" office:value-type="float" office:value="0.120879120879121" calcext:value-type="float">
            <text:p>0.1208791209</text:p>
          </table:table-cell>
          <table:table-cell table:style-name="ce31" office:value-type="string" calcext:value-type="string">
            <text:p>Total</text:p>
          </table:table-cell>
          <table:table-cell table:style-name="ce33" table:formula="of:=SUM([.X21:.X26])" office:value-type="float" office:value="10.5" calcext:value-type="float">
            <text:p>10.5</text:p>
          </table:table-cell>
          <table:table-cell table:style-name="ce33"/>
          <table:table-cell table:style-name="ce15" table:formula="of:=SUM([.Z21:.Z26])" office:value-type="float" office:value="12.4285714285714" calcext:value-type="float">
            <text:p>12.428571428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36717491527088" calcext:value-type="float">
            <text:p>0.3671749153</text:p>
          </table:table-cell>
          <table:table-cell office:value-type="float" office:value="0.122398529201746" calcext:value-type="float">
            <text:p>0.122398529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15-10-15" calcext:value-type="date">
            <text:p>15/10/1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28];[.B26:.B31]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2.97142857142857" calcext:value-type="float">
            <text:p>2.9714285714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8]*([.O28]*0.1)" office:value-type="float" office:value="148571428.571429" calcext:value-type="float">
            <text:p>1.486E+08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([.R28]/[.Q28])-([.U31]/[.T31])" office:value-type="float" office:value="0.28" calcext:value-type="float">
            <text:p>0.28</text:p>
          </table:table-cell>
          <table:table-cell table:number-columns-repeated="4"/>
          <table:table-cell table:style-name="ce14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RAND()" office:value-type="float" office:value="0.773428532993421" calcext:value-type="float">
            <text:p>0.773428533</text:p>
          </table:table-cell>
          <table:table-cell table:style-name="ce4" office:value-type="float" office:value="0.0891549547668546" calcext:value-type="float">
            <text:p>0.0891549548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15-10-15" calcext:value-type="date">
            <text:p>15/10/1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29];[.B26:.B31])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5" office:value-type="float" office:value="3.71428571428571" calcext:value-type="float">
            <text:p>3.714285714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9]*([.O29]*0.1)" office:value-type="float" office:value="185714285.714286" calcext:value-type="float">
            <text:p>1.857E+08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([.R29]/[.Q29])-([.U31]/[.T31])" office:value-type="float" office:value="0.29" calcext:value-type="float">
            <text:p>0.29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341155359521508" calcext:value-type="float">
            <text:p>0.3411553595</text:p>
          </table:table-cell>
          <table:table-cell office:value-type="float" office:value="0.421056995401159" calcext:value-type="float">
            <text:p>0.421056995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10-15" calcext:value-type="date">
            <text:p>15/10/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4" table:formula="of:=RANK([.B30];[.B26:.B31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.48571428571429" calcext:value-type="float">
            <text:p>1.4857142857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30]*([.O30]*0.1)" office:value-type="float" office:value="74285714.2857143" calcext:value-type="float">
            <text:p>7.429E+07</text:p>
          </table:table-cell>
          <table:table-cell office:value-type="float" office:value="100" calcext:value-type="float">
            <text:p>10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30]/[.Q30])-([.U31]/[.T31])" office:value-type="float" office:value="0.14" calcext:value-type="float">
            <text:p>0.14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771849022945389" calcext:value-type="float">
            <text:p>0.7718490229</text:p>
          </table:table-cell>
          <table:table-cell office:value-type="float" office:value="0.328623454784974" calcext:value-type="float">
            <text:p>0.3286234548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10-15" calcext:value-type="date">
            <text:p>15/10/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ROUNDUP(SUM([.L26:.L31])+1;0)" office:value-type="float" office:value="12" calcext:value-type="float">
            <text:p>12</text:p>
          </table:table-cell>
          <table:table-cell table:style-name="ce13" table:formula="of:=ROUNDUP((SUM([.H26:.H31])+1)*(4/6);0)" office:value-type="float" office:value="5" calcext:value-type="float">
            <text:p>5</text:p>
          </table:table-cell>
          <table:table-cell table:style-name="ce14" table:formula="of:=RANK([.B31];[.B26:.B31])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5" office:value-type="float" office:value="2.22857142857143" calcext:value-type="float">
            <text:p>2.2285714286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31]*([.O31]*0.1)" office:value-type="float" office:value="111428571.428571" calcext:value-type="float">
            <text:p>1.114E+08</text:p>
          </table:table-cell>
          <table:table-cell office:value-type="float" office:value="100" calcext:value-type="float">
            <text:p>100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21" table:formula="of:=([.R31]/[.Q31])-([.U31]/[.T31])" office:value-type="float" office:value="0.27" calcext:value-type="float">
            <text:p>0.27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412284350255504" calcext:value-type="float">
            <text:p>0.4122843503</text:p>
          </table:table-cell>
          <table:table-cell office:value-type="float" office:value="0.87942607421428" calcext:value-type="float">
            <text:p>0.8794260742</text:p>
          </table:table-cell>
          <table:table-cell office:value-type="float" office:value="5" calcext:value-type="float">
            <text:p>5</text:p>
          </table:table-cell>
          <table:table-cell table:style-name="ce6" office:value-type="date" office:date-value="2015-10-16" calcext:value-type="date">
            <text:p>16/10/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32];[.B32:.B37])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473469387755102" calcext:value-type="float">
            <text:p>0.4734693878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235000000" calcext:value-type="float">
            <text:p>1.235E+009</text:p>
          </table:table-cell>
          <table:table-cell table:formula="of:=[.M32]*([.O32]*0.1)" office:value-type="float" office:value="58473469.3877551" calcext:value-type="float">
            <text:p>5.847E+07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5"/>
          <table:table-cell table:style-name="ce21" table:formula="of:=([.R32]/[.Q32])-([.U37]/[.T37])" office:value-type="float" office:value="0.22" calcext:value-type="float">
            <text:p>0.22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419006484793499" calcext:value-type="float">
            <text:p>0.4190064848</text:p>
          </table:table-cell>
          <table:table-cell office:value-type="float" office:value="0.470009967219085" calcext:value-type="float">
            <text:p>0.4700099672</text:p>
          </table:table-cell>
          <table:table-cell office:value-type="float" office:value="5" calcext:value-type="float">
            <text:p>5</text:p>
          </table:table-cell>
          <table:table-cell table:style-name="ce6" office:value-type="date" office:date-value="2015-10-16" calcext:value-type="date">
            <text:p>16/10/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33];[.B32:.B37])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2.36734693877551" calcext:value-type="float">
            <text:p>2.3673469388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235000000" calcext:value-type="float">
            <text:p>1.235E+009</text:p>
          </table:table-cell>
          <table:table-cell table:formula="of:=[.M33]*([.O33]*0.1)" office:value-type="float" office:value="292367346.938776" calcext:value-type="float">
            <text:p>2.924E+08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([.R33]/[.Q33])-([.U37]/[.T37])" office:value-type="float" office:value="0.66" calcext:value-type="float">
            <text:p>0.66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RAND()" office:value-type="float" office:value="0.837894657393917" calcext:value-type="float">
            <text:p>0.8378946574</text:p>
          </table:table-cell>
          <table:table-cell office:value-type="float" office:value="0.753799867816269" calcext:value-type="float">
            <text:p>0.7537998678</text:p>
          </table:table-cell>
          <table:table-cell office:value-type="float" office:value="5" calcext:value-type="float">
            <text:p>5</text:p>
          </table:table-cell>
          <table:table-cell table:style-name="ce6" office:value-type="date" office:date-value="2015-10-16" calcext:value-type="date">
            <text:p>16/10/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34];[.B32:.B37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946938775510204" calcext:value-type="float">
            <text:p>0.9469387755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235000000" calcext:value-type="float">
            <text:p>1.235E+009</text:p>
          </table:table-cell>
          <table:table-cell table:formula="of:=[.M34]*([.O34]*0.1)" office:value-type="float" office:value="116946938.77551" calcext:value-type="float">
            <text:p>1.169E+08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34]/[.Q34])-([.U37]/[.T37])" office:value-type="float" office:value="0.38" calcext:value-type="float">
            <text:p>0.38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5" office:value-type="float" office:value="0.571428571428571" calcext:value-type="float">
            <text:p>0.5714285714</text:p>
          </table:table-cell>
          <table:table-cell table:formula="of:=[.AH34]*10.5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formula="of:=RAND()" office:value-type="float" office:value="0.864739841083065" calcext:value-type="float">
            <text:p>0.8647398411</text:p>
          </table:table-cell>
          <table:table-cell office:value-type="float" office:value="0.53512681927532" calcext:value-type="float">
            <text:p>0.5351268193</text:p>
          </table:table-cell>
          <table:table-cell office:value-type="float" office:value="5" calcext:value-type="float">
            <text:p>5</text:p>
          </table:table-cell>
          <table:table-cell table:style-name="ce6" office:value-type="date" office:date-value="2015-10-16" calcext:value-type="date">
            <text:p>16/10/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35];[.B32:.B37]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89387755102041" calcext:value-type="float">
            <text:p>1.893877551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1235000000" calcext:value-type="float">
            <text:p>1.235E+009</text:p>
          </table:table-cell>
          <table:table-cell table:formula="of:=[.M35]*([.O35]*0.1)" office:value-type="float" office:value="233893877.55102" calcext:value-type="float">
            <text:p>2.339E+08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([.R35]/[.Q35])-([.U37]/[.T37])" office:value-type="float" office:value="0.42" calcext:value-type="float">
            <text:p>0.4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5" office:value-type="float" office:value="0.0952380952380952" calcext:value-type="float">
            <text:p>0.0952380952</text:p>
          </table:table-cell>
          <table:table-cell table:formula="of:=[.AH35]*10.5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formula="of:=RAND()" office:value-type="float" office:value="0.708058477146551" calcext:value-type="float">
            <text:p>0.7080584771</text:p>
          </table:table-cell>
          <table:table-cell office:value-type="float" office:value="0.0519039791543037" calcext:value-type="float">
            <text:p>0.0519039792</text:p>
          </table:table-cell>
          <table:table-cell office:value-type="float" office:value="5" calcext:value-type="float">
            <text:p>5</text:p>
          </table:table-cell>
          <table:table-cell table:style-name="ce6" office:value-type="date" office:date-value="2015-10-16" calcext:value-type="date">
            <text:p>16/10/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4" table:formula="of:=RANK([.B36];[.B32:.B37])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84081632653061" calcext:value-type="float">
            <text:p>2.840816326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235000000" calcext:value-type="float">
            <text:p>1.235E+009</text:p>
          </table:table-cell>
          <table:table-cell table:formula="of:=[.M36]*([.O36]*0.1)" office:value-type="float" office:value="350840816.326531" calcext:value-type="float">
            <text:p>3.508E+08</text:p>
          </table:table-cell>
          <table:table-cell office:value-type="float" office:value="100" calcext:value-type="float">
            <text:p>100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([.R36]/[.Q36])-([.U37]/[.T37])" office:value-type="float" office:value="0.87" calcext:value-type="float">
            <text:p>0.87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5" office:value-type="float" office:value="0.380952380952381" calcext:value-type="float">
            <text:p>0.380952381</text:p>
          </table:table-cell>
          <table:table-cell table:formula="of:=[.AH36]*10.5"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table:formula="of:=RAND()" office:value-type="float" office:value="0.271662523504347" calcext:value-type="float">
            <text:p>0.2716625235</text:p>
          </table:table-cell>
          <table:table-cell office:value-type="float" office:value="0.62119677872397" calcext:value-type="float">
            <text:p>0.6211967787</text:p>
          </table:table-cell>
          <table:table-cell office:value-type="float" office:value="5" calcext:value-type="float">
            <text:p>5</text:p>
          </table:table-cell>
          <table:table-cell table:style-name="ce6" office:value-type="date" office:date-value="2015-10-16" calcext:value-type="date">
            <text:p>16/10/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ROUNDUP(SUM([.L32:.L37])+1;0)" office:value-type="float" office:value="12" calcext:value-type="float">
            <text:p>12</text:p>
          </table:table-cell>
          <table:table-cell table:style-name="ce13" table:formula="of:=ROUNDUP((SUM([.H32:.H37])+1)*(4/6);0)" office:value-type="float" office:value="5" calcext:value-type="float">
            <text:p>5</text:p>
          </table:table-cell>
          <table:table-cell table:style-name="ce14" table:formula="of:=RANK([.B37];[.B32:.B37])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1.42040816326531" calcext:value-type="float">
            <text:p>1.4204081633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1235000000" calcext:value-type="float">
            <text:p>1.235E+009</text:p>
          </table:table-cell>
          <table:table-cell table:formula="of:=[.M37]*([.O37]*0.1)" office:value-type="float" office:value="175420408.163265" calcext:value-type="float">
            <text:p>1.754E+08</text:p>
          </table:table-cell>
          <table:table-cell office:value-type="float" office:value="100" calcext:value-type="float">
            <text:p>100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21" table:formula="of:=([.R37]/[.Q37])-([.U37]/[.T37])" office:value-type="float" office:value="0.52" calcext:value-type="float">
            <text:p>0.52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5" office:value-type="float" office:value="0.476190476190476" calcext:value-type="float">
            <text:p>0.4761904762</text:p>
          </table:table-cell>
          <table:table-cell table:formula="of:=[.AH37]*10.5"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formula="of:=RAND()" office:value-type="float" office:value="0.823935240274295" calcext:value-type="float">
            <text:p>0.8239352403</text:p>
          </table:table-cell>
          <table:table-cell office:value-type="float" office:value="0.694832534063607" calcext:value-type="float">
            <text:p>0.6948325341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38];[.B38:.B43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824489795918367" calcext:value-type="float">
            <text:p>0.8244897959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650000000" calcext:value-type="float">
            <text:p>6.500E+08</text:p>
          </table:table-cell>
          <table:table-cell table:formula="of:=[.M38]*([.O38]*0.1)" office:value-type="float" office:value="53591836.7346939" calcext:value-type="float">
            <text:p>5.359E+07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38]/[.Q38])-([.U43]/[.T43])" office:value-type="float" office:value="0.4" calcext:value-type="float">
            <text:p>0.4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0.19047619047619" calcext:value-type="float">
            <text:p>0.1904761905</text:p>
          </table:table-cell>
          <table:table-cell table:formula="of:=[.AH38]*10.5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table:formula="of:=RAND()" office:value-type="float" office:value="0.810703265713528" calcext:value-type="float">
            <text:p>0.8107032657</text:p>
          </table:table-cell>
          <table:table-cell office:value-type="float" office:value="0.495729110669345" calcext:value-type="float">
            <text:p>0.4957291107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39];[.B38:.B43])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1.23673469387755" calcext:value-type="float">
            <text:p>1.2367346939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650000000" calcext:value-type="float">
            <text:p>6.500E+08</text:p>
          </table:table-cell>
          <table:table-cell table:formula="of:=[.M39]*([.O39]*0.1)" office:value-type="float" office:value="80387755.1020408" calcext:value-type="float">
            <text:p>8.039E+07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39]/[.Q39])-([.U43]/[.T43])" office:value-type="float" office:value="0.47" calcext:value-type="float">
            <text:p>0.47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5" office:value-type="float" office:value="0.285714285714286" calcext:value-type="float">
            <text:p>0.2857142857</text:p>
          </table:table-cell>
          <table:table-cell table:formula="of:=[.AH39]*10.5"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table:formula="of:=RAND()" office:value-type="float" office:value="0.949384983628988" calcext:value-type="float">
            <text:p>0.9493849836</text:p>
          </table:table-cell>
          <table:table-cell office:value-type="float" office:value="0.948919370537624" calcext:value-type="float">
            <text:p>0.9489193705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40];[.B38:.B43])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412244897959184" calcext:value-type="float">
            <text:p>0.412244898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650000000" calcext:value-type="float">
            <text:p>6.500E+08</text:p>
          </table:table-cell>
          <table:table-cell table:formula="of:=[.M40]*([.O40]*0.1)" office:value-type="float" office:value="26795918.3673469" calcext:value-type="float">
            <text:p>2.680E+07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40]/[.Q40])-([.U43]/[.T43])" office:value-type="float" office:value="0.38" calcext:value-type="float">
            <text:p>0.38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RAND()" office:value-type="float" office:value="0.0692382091656327" calcext:value-type="float">
            <text:p>0.0692382092</text:p>
          </table:table-cell>
          <table:table-cell office:value-type="float" office:value="0.196848037652671" calcext:value-type="float">
            <text:p>0.1968480377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41];[.B38:.B43])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4734693877551" calcext:value-type="float">
            <text:p>2.4734693878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650000000" calcext:value-type="float">
            <text:p>6.500E+08</text:p>
          </table:table-cell>
          <table:table-cell table:formula="of:=[.M41]*([.O41]*0.1)" office:value-type="float" office:value="160775510.204082" calcext:value-type="float">
            <text:p>1.608E+08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([.R41]/[.Q41])-([.U43]/[.T43])" office:value-type="float" office:value="0.67" calcext:value-type="float">
            <text:p>0.67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309293076163158" calcext:value-type="float">
            <text:p>0.3092930762</text:p>
          </table:table-cell>
          <table:table-cell office:value-type="float" office:value="0.36131323245354" calcext:value-type="float">
            <text:p>0.3613132325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4" table:formula="of:=RANK([.B42];[.B38:.B43]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64897959183673" calcext:value-type="float">
            <text:p>1.6489795918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650000000" calcext:value-type="float">
            <text:p>6.500E+08</text:p>
          </table:table-cell>
          <table:table-cell table:formula="of:=[.M42]*([.O42]*0.1)" office:value-type="float" office:value="107183673.469388" calcext:value-type="float">
            <text:p>1.072E+08</text:p>
          </table:table-cell>
          <table:table-cell table:style-name="ce21" office:value-type="float" office:value="100" calcext:value-type="float">
            <text:p>100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([.R42]/[.Q42])-([.U43]/[.T43])" office:value-type="float" office:value="0.54" calcext:value-type="float">
            <text:p>0.54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RAND()" office:value-type="float" office:value="0.599298710003495" calcext:value-type="float">
            <text:p>0.59929871</text:p>
          </table:table-cell>
          <table:table-cell office:value-type="float" office:value="0.322632163763046" calcext:value-type="float">
            <text:p>0.3226321638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ROUNDUP(SUM([.L38:.L43])+1;0)" office:value-type="float" office:value="12" calcext:value-type="float">
            <text:p>12</text:p>
          </table:table-cell>
          <table:table-cell table:style-name="ce13" table:formula="of:=ROUNDUP((SUM([.H38:.H43])+1)*(4/6);0)" office:value-type="float" office:value="5" calcext:value-type="float">
            <text:p>5</text:p>
          </table:table-cell>
          <table:table-cell table:style-name="ce14" table:formula="of:=RANK([.B43];[.B38:.B43])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2.06122448979592" calcext:value-type="float">
            <text:p>2.0612244898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650000000" calcext:value-type="float">
            <text:p>6.500E+08</text:p>
          </table:table-cell>
          <table:table-cell table:formula="of:=[.M43]*([.O43]*0.1)" office:value-type="float" office:value="133979591.836735" calcext:value-type="float">
            <text:p>1.340E+08</text:p>
          </table:table-cell>
          <table:table-cell table:style-name="ce21" office:value-type="float" office:value="100" calcext:value-type="float">
            <text:p>10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21" table:formula="of:=([.R43]/[.Q43])-([.U43]/[.T43])" office:value-type="float" office:value="0.6" calcext:value-type="float">
            <text:p>0.6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415033303434029" calcext:value-type="float">
            <text:p>0.4150333034</text:p>
          </table:table-cell>
          <table:table-cell office:value-type="float" office:value="0.0239983324427158" calcext:value-type="float">
            <text:p>0.0239983324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44];[.B44:.B49])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76734693877551" calcext:value-type="float">
            <text:p>2.7673469388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695000000" calcext:value-type="float">
            <text:p>6.950E+08</text:p>
          </table:table-cell>
          <table:table-cell table:formula="of:=[.M44]*([.O44]*0.1)" office:value-type="float" office:value="192330612.244898" calcext:value-type="float">
            <text:p>1.923E+08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44]/[.Q44])-([.U49]/[.T49])" office:value-type="float" office:value="0.66" calcext:value-type="float">
            <text:p>0.66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388299051206559" calcext:value-type="float">
            <text:p>0.3882990512</text:p>
          </table:table-cell>
          <table:table-cell office:value-type="float" office:value="0.197285748552531" calcext:value-type="float">
            <text:p>0.1972857486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45];[.B44:.B49])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2.30612244897959" calcext:value-type="float">
            <text:p>2.306122449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695000000" calcext:value-type="float">
            <text:p>6.950E+08</text:p>
          </table:table-cell>
          <table:table-cell table:formula="of:=[.M45]*([.O45]*0.1)" office:value-type="float" office:value="160275510.204082" calcext:value-type="float">
            <text:p>1.603E+08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45]/[.Q45])-([.U49]/[.T49])" office:value-type="float" office:value="0.49" calcext:value-type="float">
            <text:p>0.49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RAND()" office:value-type="float" office:value="0.0336233992129564" calcext:value-type="float">
            <text:p>0.0336233992</text:p>
          </table:table-cell>
          <table:table-cell office:value-type="float" office:value="0.675443507963792" calcext:value-type="float">
            <text:p>0.675443508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46];[.B44:.B49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922448979591837" calcext:value-type="float">
            <text:p>0.9224489796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695000000" calcext:value-type="float">
            <text:p>6.950E+08</text:p>
          </table:table-cell>
          <table:table-cell table:formula="of:=[.M46]*([.O46]*0.1)" office:value-type="float" office:value="64110204.0816327" calcext:value-type="float">
            <text:p>6.411E+07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([.R46]/[.Q46])-([.U49]/[.T49])" office:value-type="float" office:value="0.2" calcext:value-type="float">
            <text:p>0.2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679615174420178" calcext:value-type="float">
            <text:p>0.6796151744</text:p>
          </table:table-cell>
          <table:table-cell office:value-type="float" office:value="0.354207908269018" calcext:value-type="float">
            <text:p>0.3542079083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47];[.B44:.B49]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84489795918367" calcext:value-type="float">
            <text:p>1.8448979592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695000000" calcext:value-type="float">
            <text:p>6.950E+08</text:p>
          </table:table-cell>
          <table:table-cell table:formula="of:=[.M47]*([.O47]*0.1)" office:value-type="float" office:value="128220408.163265" calcext:value-type="float">
            <text:p>1.282E+08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([.R47]/[.Q47])-([.U49]/[.T49])" office:value-type="float" office:value="0.32" calcext:value-type="float">
            <text:p>0.32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RAND()" office:value-type="float" office:value="0.741212779190391" calcext:value-type="float">
            <text:p>0.7412127792</text:p>
          </table:table-cell>
          <table:table-cell office:value-type="float" office:value="0.451406720792875" calcext:value-type="float">
            <text:p>0.4514067208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4" table:formula="of:=RANK([.B48];[.B44:.B49])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1.38367346938776" calcext:value-type="float">
            <text:p>1.3836734694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695000000" calcext:value-type="float">
            <text:p>6.950E+08</text:p>
          </table:table-cell>
          <table:table-cell table:formula="of:=[.M48]*([.O48]*0.1)" office:value-type="float" office:value="96165306.122449" calcext:value-type="float">
            <text:p>9.617E+07</text:p>
          </table:table-cell>
          <table:table-cell table:style-name="ce21" office:value-type="float" office:value="100" calcext:value-type="float">
            <text:p>10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48]/[.Q48])-([.U49]/[.T49])" office:value-type="float" office:value="0.47" calcext:value-type="float">
            <text:p>0.47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856916580814868" calcext:value-type="float">
            <text:p>0.8569165808</text:p>
          </table:table-cell>
          <table:table-cell office:value-type="float" office:value="0.9153825819958" calcext:value-type="float">
            <text:p>0.915382582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5-10-20" calcext:value-type="date">
            <text:p>20/10/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ROUNDUP(SUM([.L44:.L49])+1;0)" office:value-type="float" office:value="12" calcext:value-type="float">
            <text:p>12</text:p>
          </table:table-cell>
          <table:table-cell table:style-name="ce13" table:formula="of:=ROUNDUP((SUM([.H44:.H49])+1)*(4/6);0)" office:value-type="float" office:value="5" calcext:value-type="float">
            <text:p>5</text:p>
          </table:table-cell>
          <table:table-cell table:style-name="ce14" table:formula="of:=RANK([.B49];[.B44:.B49])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461224489795918" calcext:value-type="float">
            <text:p>0.4612244898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695000000" calcext:value-type="float">
            <text:p>6.950E+08</text:p>
          </table:table-cell>
          <table:table-cell table:formula="of:=[.M49]*([.O49]*0.1)" office:value-type="float" office:value="32055102.0408163" calcext:value-type="float">
            <text:p>3.206E+07</text:p>
          </table:table-cell>
          <table:table-cell table:style-name="ce21" office:value-type="float" office:value="100" calcext:value-type="float">
            <text:p>100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4" calcext:value-type="float">
            <text:p>4</text:p>
          </table:table-cell>
          <table:table-cell table:style-name="ce21" table:formula="of:=([.R49]/[.Q49])-([.U49]/[.T49])" office:value-type="float" office:value="0.18" calcext:value-type="float">
            <text:p>0.18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RAND()" office:value-type="float" office:value="0.646974135423079" calcext:value-type="float">
            <text:p>0.6469741354</text:p>
          </table:table-cell>
          <table:table-cell office:value-type="float" office:value="0.842970833880827" calcext:value-type="float">
            <text:p>0.8429708339</text:p>
          </table:table-cell>
          <table:table-cell/>
          <table:table-cell table:style-name="ce6"/>
          <table:table-cell table:number-columns-repeated="2" office:value-type="float" office:value="9" calcext:value-type="float">
            <text:p>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50];[.B50:.B55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6"/>
          <table:table-cell table:formula="of:=[.M50]*([.O50]*0.1)" office:value-type="float" office:value="0" calcext:value-type="float">
            <text:p>0.000E+00</text:p>
          </table:table-cell>
          <table:table-cell table:style-name="ce21" table:number-columns-repeated="4"/>
          <table:table-cell table:style-name="ce25"/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155864768428728" calcext:value-type="float">
            <text:p>0.1558647684</text:p>
          </table:table-cell>
          <table:table-cell office:value-type="float" office:value="0.32885918719694" calcext:value-type="float">
            <text:p>0.3288591872</text:p>
          </table:table-cell>
          <table:table-cell/>
          <table:table-cell table:style-name="ce6"/>
          <table:table-cell table:number-columns-repeated="2" office:value-type="float" office:value="9" calcext:value-type="float">
            <text:p>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51];[.B50:.B55]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6"/>
          <table:table-cell table:formula="of:=[.M51]*([.O51]*0.1)" office:value-type="float" office:value="0" calcext:value-type="float">
            <text:p>0.000E+00</text:p>
          </table:table-cell>
          <table:table-cell table:style-name="ce21" table:number-columns-repeated="5"/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670995181426406" calcext:value-type="float">
            <text:p>0.6709951814</text:p>
          </table:table-cell>
          <table:table-cell office:value-type="float" office:value="0.52638331707567" calcext:value-type="float">
            <text:p>0.5263833171</text:p>
          </table:table-cell>
          <table:table-cell/>
          <table:table-cell table:style-name="ce6"/>
          <table:table-cell table:number-columns-repeated="2" office:value-type="float" office:value="9" calcext:value-type="float">
            <text:p>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52];[.B50:.B55])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6"/>
          <table:table-cell table:formula="of:=[.M52]*([.O52]*0.1)" office:value-type="float" office:value="0" calcext:value-type="float">
            <text:p>0.000E+00</text:p>
          </table:table-cell>
          <table:table-cell table:style-name="ce21" table:number-columns-repeated="5"/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RAND()" office:value-type="float" office:value="0.0207519566174597" calcext:value-type="float">
            <text:p>0.0207519566</text:p>
          </table:table-cell>
          <table:table-cell office:value-type="float" office:value="0.272228027926758" calcext:value-type="float">
            <text:p>0.2722280279</text:p>
          </table:table-cell>
          <table:table-cell/>
          <table:table-cell table:style-name="ce6"/>
          <table:table-cell table:number-columns-repeated="2" office:value-type="float" office:value="9" calcext:value-type="float">
            <text:p>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53];[.B50:.B55])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6"/>
          <table:table-cell table:formula="of:=[.M53]*([.O53]*0.1)" office:value-type="float" office:value="0" calcext:value-type="float">
            <text:p>0.000E+00</text:p>
          </table:table-cell>
          <table:table-cell table:style-name="ce21" table:number-columns-repeated="5"/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0378371723927557" calcext:value-type="float">
            <text:p>0.0378371724</text:p>
          </table:table-cell>
          <table:table-cell office:value-type="float" office:value="0.91709771216847" calcext:value-type="float">
            <text:p>0.9170977122</text:p>
          </table:table-cell>
          <table:table-cell/>
          <table:table-cell table:style-name="ce6"/>
          <table:table-cell table:number-columns-repeated="2" office:value-type="float" office:value="9" calcext:value-type="float">
            <text:p>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4" table:formula="of:=RANK([.B54];[.B50:.B55])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8"/>
          <table:table-cell table:formula="of:=[.M54]*([.O54]*0.1)" office:value-type="float" office:value="0" calcext:value-type="float">
            <text:p>0.000E+00</text:p>
          </table:table-cell>
          <table:table-cell table:style-name="ce22" table:number-columns-repeated="3"/>
          <table:table-cell table:style-name="ce21" table:number-columns-repeated="2"/>
          <table:table-cell table:number-columns-repeated="1003"/>
        </table:table-row>
        <table:table-row table:style-name="ro1">
          <table:table-cell table:formula="of:=RAND()" office:value-type="float" office:value="0.112308587646112" calcext:value-type="float">
            <text:p>0.1123085876</text:p>
          </table:table-cell>
          <table:table-cell office:value-type="float" office:value="0.197797560831532" calcext:value-type="float">
            <text:p>0.1977975608</text:p>
          </table:table-cell>
          <table:table-cell/>
          <table:table-cell table:style-name="ce6"/>
          <table:table-cell table:number-columns-repeated="2" office:value-type="float" office:value="9" calcext:value-type="float">
            <text:p>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0" table:formula="of:=ROUNDUP(SUM([.L50:.L55])+1;0)" office:value-type="float" office:value="12" calcext:value-type="float">
            <text:p>12</text:p>
          </table:table-cell>
          <table:table-cell table:style-name="ce13" table:formula="of:=ROUNDUP((SUM([.H50:.H55])+1)*(4/6);0)" office:value-type="float" office:value="5" calcext:value-type="float">
            <text:p>5</text:p>
          </table:table-cell>
          <table:table-cell table:style-name="ce14" table:formula="of:=RANK([.B55];[.B50:.B55])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9"/>
          <table:table-cell table:formula="of:=[.M55]*([.O55]*0.1)" office:value-type="float" office:value="0" calcext:value-type="float">
            <text:p>0.000E+00</text:p>
          </table:table-cell>
          <table:table-cell table:style-name="ce23" table:number-columns-repeated="3"/>
          <table:table-cell table:style-name="ce24" table:number-columns-repeated="2"/>
          <table:table-cell table:number-columns-repeated="1003"/>
        </table:table-row>
        <table:table-row table:style-name="ro1">
          <table:table-cell table:formula="of:=RAND()" office:value-type="float" office:value="0.987613660749048" calcext:value-type="float">
            <text:p>0.9876136607</text:p>
          </table:table-cell>
          <table:table-cell office:value-type="float" office:value="0.221678155474365" calcext:value-type="float">
            <text:p>0.2216781555</text:p>
          </table:table-cell>
          <table:table-cell/>
          <table:table-cell table:style-name="ce6"/>
          <table:table-cell table:number-columns-repeated="2"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56];[.B56:.B61])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6"/>
          <table:table-cell table:formula="of:=[.M56]*([.O56]*0.1)" office:value-type="float" office:value="0" calcext:value-type="float">
            <text:p>0.000E+00</text:p>
          </table:table-cell>
          <table:table-cell table:style-name="ce21" table:number-columns-repeated="4"/>
          <table:table-cell table:style-name="ce25"/>
          <table:table-cell table:number-columns-repeated="1003"/>
        </table:table-row>
        <table:table-row table:style-name="ro1">
          <table:table-cell table:formula="of:=RAND()" office:value-type="float" office:value="0.892120265169069" calcext:value-type="float">
            <text:p>0.8921202652</text:p>
          </table:table-cell>
          <table:table-cell office:value-type="float" office:value="0.469077797140926" calcext:value-type="float">
            <text:p>0.4690777971</text:p>
          </table:table-cell>
          <table:table-cell/>
          <table:table-cell table:style-name="ce6"/>
          <table:table-cell table:number-columns-repeated="2"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57];[.B56:.B61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6"/>
          <table:table-cell table:formula="of:=[.M57]*([.O57]*0.1)" office:value-type="float" office:value="0" calcext:value-type="float">
            <text:p>0.000E+00</text:p>
          </table:table-cell>
          <table:table-cell table:style-name="ce21" table:number-columns-repeated="5"/>
          <table:table-cell table:number-columns-repeated="1003"/>
        </table:table-row>
        <table:table-row table:style-name="ro1">
          <table:table-cell table:formula="of:=RAND()" office:value-type="float" office:value="0.332380289910361" calcext:value-type="float">
            <text:p>0.3323802899</text:p>
          </table:table-cell>
          <table:table-cell office:value-type="float" office:value="0.461536303395405" calcext:value-type="float">
            <text:p>0.4615363034</text:p>
          </table:table-cell>
          <table:table-cell/>
          <table:table-cell table:style-name="ce6"/>
          <table:table-cell table:number-columns-repeated="2"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58];[.B56:.B61])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6"/>
          <table:table-cell table:formula="of:=[.M58]*([.O58]*0.1)" office:value-type="float" office:value="0" calcext:value-type="float">
            <text:p>0.000E+00</text:p>
          </table:table-cell>
          <table:table-cell table:style-name="ce21" table:number-columns-repeated="5"/>
          <table:table-cell table:number-columns-repeated="1003"/>
        </table:table-row>
        <table:table-row table:style-name="ro1">
          <table:table-cell table:formula="of:=RAND()" office:value-type="float" office:value="0.208574590738863" calcext:value-type="float">
            <text:p>0.2085745907</text:p>
          </table:table-cell>
          <table:table-cell office:value-type="float" office:value="0.866561966715381" calcext:value-type="float">
            <text:p>0.8665619667</text:p>
          </table:table-cell>
          <table:table-cell/>
          <table:table-cell table:style-name="ce6"/>
          <table:table-cell table:number-columns-repeated="2"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59];[.B56:.B61])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6"/>
          <table:table-cell table:formula="of:=[.M59]*([.O59]*0.1)" office:value-type="float" office:value="0" calcext:value-type="float">
            <text:p>0.000E+00</text:p>
          </table:table-cell>
          <table:table-cell table:style-name="ce21" table:number-columns-repeated="5"/>
          <table:table-cell table:number-columns-repeated="1003"/>
        </table:table-row>
        <table:table-row table:style-name="ro1">
          <table:table-cell table:formula="of:=RAND()" office:value-type="float" office:value="0.950986001640558" calcext:value-type="float">
            <text:p>0.9509860016</text:p>
          </table:table-cell>
          <table:table-cell office:value-type="float" office:value="0.114854492479935" calcext:value-type="float">
            <text:p>0.1148544925</text:p>
          </table:table-cell>
          <table:table-cell/>
          <table:table-cell table:style-name="ce6"/>
          <table:table-cell table:number-columns-repeated="2"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4" table:formula="of:=RANK([.B60];[.B56:.B61])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8"/>
          <table:table-cell table:formula="of:=[.M60]*([.O60]*0.1)" office:value-type="float" office:value="0" calcext:value-type="float">
            <text:p>0.000E+00</text:p>
          </table:table-cell>
          <table:table-cell table:style-name="ce22" table:number-columns-repeated="3"/>
          <table:table-cell table:style-name="ce21" table:number-columns-repeated="2"/>
          <table:table-cell table:number-columns-repeated="1003"/>
        </table:table-row>
        <table:table-row table:style-name="ro1">
          <table:table-cell table:formula="of:=RAND()" office:value-type="float" office:value="0.702627144521102" calcext:value-type="float">
            <text:p>0.7026271445</text:p>
          </table:table-cell>
          <table:table-cell office:value-type="float" office:value="0.265271490905434" calcext:value-type="float">
            <text:p>0.2652714909</text:p>
          </table:table-cell>
          <table:table-cell/>
          <table:table-cell table:style-name="ce6"/>
          <table:table-cell table:number-columns-repeated="2"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0" table:formula="of:=ROUNDUP(SUM([.L56:.L61])+1;0)" office:value-type="float" office:value="12" calcext:value-type="float">
            <text:p>12</text:p>
          </table:table-cell>
          <table:table-cell table:style-name="ce13" table:formula="of:=ROUNDUP((SUM([.H56:.H61])+1)*(4/6);0)" office:value-type="float" office:value="5" calcext:value-type="float">
            <text:p>5</text:p>
          </table:table-cell>
          <table:table-cell table:style-name="ce14" table:formula="of:=RANK([.B61];[.B56:.B61]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9"/>
          <table:table-cell table:formula="of:=[.M61]*([.O61]*0.1)" office:value-type="float" office:value="0" calcext:value-type="float">
            <text:p>0.000E+00</text:p>
          </table:table-cell>
          <table:table-cell table:style-name="ce23" table:number-columns-repeated="3"/>
          <table:table-cell table:style-name="ce24" table:number-columns-repeated="2"/>
          <table:table-cell table:number-columns-repeated="100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scientific-number number:decimal-places="3" number:min-integer-digits="1" number:min-exponent-digits="2"/>
    </number:number-style>
    <number:number-style style:name="N114">
      <number:scientific-number number:decimal-places="3" number:min-integer-digits="1" number:min-exponent-digits="3"/>
    </number:number-style>
    <number:number-style style:name="N115">
      <number:number number:decimal-places="5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AU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AU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AU">
      <loext:fill-character> </loext:fill-character>
      <number:text>- </number:text>
    </number:number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AU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AU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AU">
      <number:currency-symbol/>
      <loext:fill-character> </loext:fill-character>
      <number:text>- </number:text>
    </number:currency-style>
    <number:text-style style:name="N10128" number:language="en" number:country="A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AU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AU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AU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A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AU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AU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AU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A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Input" fo:font-family="Input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8:32:05.405536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lot_20_-_20_N_20_invest" style:display-name="PageStyle_Pilot - N inv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to</meta:initial-creator>
    <meta:creation-date>2015-02-20T03:29:04</meta:creation-date>
    <dc:date>2016-03-18T09:14:29.715522936</dc:date>
    <meta:generator>LibreOffice/4.2.8.2$Linux_X86_64 LibreOffice_project/420m0$Build-2</meta:generator>
    <meta:editing-duration>P3DT3H46M24S</meta:editing-duration>
    <meta:editing-cycles>56</meta:editing-cycles>
    <meta:document-statistic meta:table-count="1" meta:cell-count="122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83caff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98cm" svg:height="13.67cm" xlink:href=".." xlink:type="simple" chart:class="chart:scatter" chart:column-mapping="0" chart:style-name="ch1">
        <chart:legend chart:legend-position="end" svg:x="15.441cm" svg:y="6.287cm" style:legend-expansion="high" chart:style-name="ch2"/>
        <chart:plot-area chart:style-name="ch3" table:cell-range-address="'Pilot - N invest'.P2:'Pilot - N invest'.P61 'Pilot - N invest'.V1:'Pilot - N invest'.V61" chart:data-source-has-labels="both" svg:x="0.403cm" svg:y="0.273cm" svg:width="14.635cm" svg:height="13.124cm">
          <chartooo:coordinate-region svg:x="1.237cm" svg:y="0.472cm" svg:width="12.966cm" svg:height="12.278cm"/>
          <chart:axis chart:dimension="x" chart:name="primary-x" chart:style-name="ch4" chartooo:axis-type="auto">
            <chart:categories table:cell-range-address="'Pilot - N invest'.P2:'Pilot - N invest'.P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lot - N invest'.V2:'Pilot - N invest'.V61" chart:label-cell-address="'Pilot - N invest'.V1:'Pilot - N invest'.V1" chart:class="chart:scatter">
            <chart:domain table:cell-range-address="'Pilot - N invest'.P2:'Pilot - N invest'.P61"/>
            <chart:regression-curve chart:style-name="ch8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PropFert</text:p>
                <draw:g>
                  <svg:desc>'Pilot - N invest'.V1:'Pilot - N invest'.V1</svg:desc>
                </draw:g>
              </table:table-cell>
            </table:table-row>
          </table:table-header-rows>
          <table:table-rows>
            <table:table-row>
              <table:table-cell office:value-type="float" office:value="176367346.938776">
                <text:p>176367350</text:p>
                <draw:g>
                  <svg:desc>'Pilot - N invest'.P2:'Pilot - N invest'.P61</svg:desc>
                </draw:g>
              </table:table-cell>
              <table:table-cell office:value-type="float" office:value="176367346.938776">
                <text:p>176367346.938776</text:p>
                <draw:g>
                  <svg:desc>'Pilot - N invest'.P2:'Pilot - N invest'.P61</svg:desc>
                </draw:g>
              </table:table-cell>
              <table:table-cell office:value-type="float" office:value="0.17">
                <text:p>0.17</text:p>
                <draw:g>
                  <svg:desc>'Pilot - N invest'.V2:'Pilot - N invest'.V61</svg:desc>
                </draw:g>
              </table:table-cell>
            </table:table-row>
            <table:table-row>
              <table:table-cell office:value-type="float" office:value="220459183.673469">
                <text:p>220459180</text:p>
              </table:table-cell>
              <table:table-cell office:value-type="float" office:value="220459183.673469">
                <text:p>220459183.673469</text:p>
              </table:table-cell>
              <table:table-cell office:value-type="float" office:value="0.481927710843373">
                <text:p>0.481927710843373</text:p>
              </table:table-cell>
            </table:table-row>
            <table:table-row>
              <table:table-cell office:value-type="float" office:value="264551020.408163">
                <text:p>264551020</text:p>
              </table:table-cell>
              <table:table-cell office:value-type="float" office:value="264551020.408163">
                <text:p>264551020.408163</text:p>
              </table:table-cell>
              <table:table-cell office:value-type="float" office:value="0.607594936708861">
                <text:p>0.607594936708861</text:p>
              </table:table-cell>
            </table:table-row>
            <table:table-row>
              <table:table-cell office:value-type="float" office:value="132275510.204082">
                <text:p>132275510</text:p>
              </table:table-cell>
              <table:table-cell office:value-type="float" office:value="132275510.204082">
                <text:p>132275510.204082</text:p>
              </table:table-cell>
              <table:table-cell office:value-type="float" office:value="0.144444444444444">
                <text:p>0.144444444444444</text:p>
              </table:table-cell>
            </table:table-row>
            <table:table-row>
              <table:table-cell office:value-type="float" office:value="88183673.4693878">
                <text:p>88183670</text:p>
              </table:table-cell>
              <table:table-cell office:value-type="float" office:value="88183673.4693878">
                <text:p>88183673.4693878</text:p>
              </table:table-cell>
              <table:table-cell office:value-type="float" office:value="0.144736842105263">
                <text:p>0.144736842105263</text:p>
              </table:table-cell>
            </table:table-row>
            <table:table-row>
              <table:table-cell office:value-type="float" office:value="44091836.7346939">
                <text:p>44091840</text:p>
              </table:table-cell>
              <table:table-cell office:value-type="float" office:value="44091836.7346939">
                <text:p>44091836.734693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53054421.768708">
                <text:p>153054420</text:p>
              </table:table-cell>
              <table:table-cell office:value-type="float" office:value="153054421.768708">
                <text:p>153054421.768708</text:p>
              </table:table-cell>
              <table:table-cell office:value-type="float" office:value="0.387755102040816">
                <text:p>0.387755102040816</text:p>
              </table:table-cell>
            </table:table-row>
            <table:table-row>
              <table:table-cell office:value-type="float" office:value="204072562.358277">
                <text:p>204072560</text:p>
              </table:table-cell>
              <table:table-cell office:value-type="float" office:value="204072562.358277">
                <text:p>204072562.35827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02036281.179139">
                <text:p>102036280</text:p>
              </table:table-cell>
              <table:table-cell office:value-type="float" office:value="102036281.179139">
                <text:p>102036281.179139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float" office:value="306108843.537415">
                <text:p>306108840</text:p>
              </table:table-cell>
              <table:table-cell office:value-type="float" office:value="306108843.537415">
                <text:p>306108843.53741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51018140.5895691">
                <text:p>51018140</text:p>
              </table:table-cell>
              <table:table-cell office:value-type="float" office:value="51018140.5895691">
                <text:p>51018140.5895691</text:p>
              </table:table-cell>
              <table:table-cell office:value-type="float" office:value="0.163636363636364">
                <text:p>0.163636363636364</text:p>
              </table:table-cell>
            </table:table-row>
            <table:table-row>
              <table:table-cell office:value-type="float" office:value="255090702.947846">
                <text:p>255090700</text:p>
              </table:table-cell>
              <table:table-cell office:value-type="float" office:value="255090702.947846">
                <text:p>255090702.947846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float" office:value="65424489.7959186">
                <text:p>65424490</text:p>
              </table:table-cell>
              <table:table-cell office:value-type="float" office:value="65424489.7959186">
                <text:p>65424489.7959186</text:p>
              </table:table-cell>
              <table:table-cell office:value-type="float" office:value="0.175675675675676">
                <text:p>0.175675675675676</text:p>
              </table:table-cell>
            </table:table-row>
            <table:table-row>
              <table:table-cell office:value-type="float" office:value="32712244.8979592">
                <text:p>32712240</text:p>
              </table:table-cell>
              <table:table-cell office:value-type="float" office:value="32712244.8979592">
                <text:p>32712244.8979592</text:p>
              </table:table-cell>
              <table:table-cell office:value-type="float" office:value="0.12962962962963">
                <text:p>0.12962962962963</text:p>
              </table:table-cell>
            </table:table-row>
            <table:table-row>
              <table:table-cell office:value-type="float" office:value="98136734.6938774">
                <text:p>98136730</text:p>
              </table:table-cell>
              <table:table-cell office:value-type="float" office:value="98136734.6938774">
                <text:p>98136734.6938774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163561224.489796">
                <text:p>163561220</text:p>
              </table:table-cell>
              <table:table-cell office:value-type="float" office:value="163561224.489796">
                <text:p>163561224.489796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float" office:value="196273469.387755">
                <text:p>196273470</text:p>
              </table:table-cell>
              <table:table-cell office:value-type="float" office:value="196273469.387755">
                <text:p>196273469.38775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float" office:value="130848979.591837">
                <text:p>130848980</text:p>
              </table:table-cell>
              <table:table-cell office:value-type="float" office:value="130848979.591837">
                <text:p>130848979.591837</text:p>
              </table:table-cell>
              <table:table-cell office:value-type="float" office:value="0.245283018867925">
                <text:p>0.245283018867925</text:p>
              </table:table-cell>
            </table:table-row>
            <table:table-row>
              <table:table-cell office:value-type="float" office:value="173877551.020408">
                <text:p>173877550</text:p>
              </table:table-cell>
              <table:table-cell office:value-type="float" office:value="173877551.020408">
                <text:p>173877551.020408</text:p>
              </table:table-cell>
              <table:table-cell office:value-type="float" office:value="0.531212121212121">
                <text:p>0.531212121212121</text:p>
              </table:table-cell>
            </table:table-row>
            <table:table-row>
              <table:table-cell office:value-type="float" office:value="144897959.183674">
                <text:p>144897960</text:p>
              </table:table-cell>
              <table:table-cell office:value-type="float" office:value="144897959.183674">
                <text:p>144897959.183674</text:p>
              </table:table-cell>
              <table:table-cell office:value-type="float" office:value="0.232033898305085">
                <text:p>0.232033898305085</text:p>
              </table:table-cell>
            </table:table-row>
            <table:table-row>
              <table:table-cell office:value-type="float" office:value="86938775.510204">
                <text:p>86938780</text:p>
              </table:table-cell>
              <table:table-cell office:value-type="float" office:value="86938775.510204">
                <text:p>86938775.510204</text:p>
              </table:table-cell>
              <table:table-cell office:value-type="float" office:value="0.199855072463768">
                <text:p>0.199855072463768</text:p>
              </table:table-cell>
            </table:table-row>
            <table:table-row>
              <table:table-cell office:value-type="float" office:value="28979591.8367347">
                <text:p>28979590</text:p>
              </table:table-cell>
              <table:table-cell office:value-type="float" office:value="28979591.8367347">
                <text:p>28979591.8367347</text:p>
              </table:table-cell>
              <table:table-cell office:value-type="float" office:value="0.036984126984127">
                <text:p>0.036984126984127</text:p>
              </table:table-cell>
            </table:table-row>
            <table:table-row>
              <table:table-cell office:value-type="float" office:value="115918367.346939">
                <text:p>115918370</text:p>
              </table:table-cell>
              <table:table-cell office:value-type="float" office:value="115918367.346939">
                <text:p>115918367.346939</text:p>
              </table:table-cell>
              <table:table-cell office:value-type="float" office:value="0.175625">
                <text:p>0.175625</text:p>
              </table:table-cell>
            </table:table-row>
            <table:table-row>
              <table:table-cell office:value-type="float" office:value="57959183.6734695">
                <text:p>57959180</text:p>
              </table:table-cell>
              <table:table-cell office:value-type="float" office:value="57959183.6734695">
                <text:p>57959183.6734695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222857142.857143">
                <text:p>222857140</text:p>
              </table:table-cell>
              <table:table-cell office:value-type="float" office:value="222857142.857143">
                <text:p>222857142.857143</text:p>
              </table:table-cell>
              <table:table-cell office:value-type="float" office:value="0.595505617977528">
                <text:p>0.595505617977528</text:p>
              </table:table-cell>
            </table:table-row>
            <table:table-row>
              <table:table-cell office:value-type="float" office:value="37142857.1428571">
                <text:p>37142860</text:p>
              </table:table-cell>
              <table:table-cell office:value-type="float" office:value="37142857.1428571">
                <text:p>37142857.1428571</text:p>
              </table:table-cell>
              <table:table-cell office:value-type="float" office:value="0.120879120879121">
                <text:p>0.120879120879121</text:p>
              </table:table-cell>
            </table:table-row>
            <table:table-row>
              <table:table-cell office:value-type="float" office:value="148571428.571429">
                <text:p>148571430</text:p>
              </table:table-cell>
              <table:table-cell office:value-type="float" office:value="148571428.571429">
                <text:p>148571428.57142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85714285.714286">
                <text:p>185714290</text:p>
              </table:table-cell>
              <table:table-cell office:value-type="float" office:value="185714285.714286">
                <text:p>185714285.71428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74285714.2857143">
                <text:p>74285710</text:p>
              </table:table-cell>
              <table:table-cell office:value-type="float" office:value="74285714.2857143">
                <text:p>74285714.285714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11428571.428571">
                <text:p>111428570</text:p>
              </table:table-cell>
              <table:table-cell office:value-type="float" office:value="111428571.428571">
                <text:p>111428571.42857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58473469.3877551">
                <text:p>58473470</text:p>
              </table:table-cell>
              <table:table-cell office:value-type="float" office:value="58473469.3877551">
                <text:p>58473469.387755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292367346.938776">
                <text:p>292367350</text:p>
              </table:table-cell>
              <table:table-cell office:value-type="float" office:value="292367346.938776">
                <text:p>292367346.93877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16946938.77551">
                <text:p>116946940</text:p>
              </table:table-cell>
              <table:table-cell office:value-type="float" office:value="116946938.77551">
                <text:p>116946938.7755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233893877.55102">
                <text:p>233893880</text:p>
              </table:table-cell>
              <table:table-cell office:value-type="float" office:value="233893877.55102">
                <text:p>233893877.5510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50840816.326531">
                <text:p>350840820</text:p>
              </table:table-cell>
              <table:table-cell office:value-type="float" office:value="350840816.326531">
                <text:p>350840816.32653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75420408.163265">
                <text:p>175420410</text:p>
              </table:table-cell>
              <table:table-cell office:value-type="float" office:value="175420408.163265">
                <text:p>175420408.16326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53591836.7346939">
                <text:p>53591840</text:p>
              </table:table-cell>
              <table:table-cell office:value-type="float" office:value="53591836.7346939">
                <text:p>53591836.734693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0387755.1020408">
                <text:p>80387760</text:p>
              </table:table-cell>
              <table:table-cell office:value-type="float" office:value="80387755.1020408">
                <text:p>80387755.102040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26795918.3673469">
                <text:p>26795920</text:p>
              </table:table-cell>
              <table:table-cell office:value-type="float" office:value="26795918.3673469">
                <text:p>26795918.36734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160775510.204082">
                <text:p>160775510</text:p>
              </table:table-cell>
              <table:table-cell office:value-type="float" office:value="160775510.204082">
                <text:p>160775510.20408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07183673.469388">
                <text:p>107183670</text:p>
              </table:table-cell>
              <table:table-cell office:value-type="float" office:value="107183673.469388">
                <text:p>107183673.46938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133979591.836735">
                <text:p>133979590</text:p>
              </table:table-cell>
              <table:table-cell office:value-type="float" office:value="133979591.836735">
                <text:p>133979591.8367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92330612.244898">
                <text:p>192330610</text:p>
              </table:table-cell>
              <table:table-cell office:value-type="float" office:value="192330612.244898">
                <text:p>192330612.24489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60275510.204082">
                <text:p>160275510</text:p>
              </table:table-cell>
              <table:table-cell office:value-type="float" office:value="160275510.204082">
                <text:p>160275510.2040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64110204.0816327">
                <text:p>64110200</text:p>
              </table:table-cell>
              <table:table-cell office:value-type="float" office:value="64110204.0816327">
                <text:p>64110204.08163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28220408.163265">
                <text:p>128220410</text:p>
              </table:table-cell>
              <table:table-cell office:value-type="float" office:value="128220408.163265">
                <text:p>128220408.16326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96165306.122449">
                <text:p>96165310</text:p>
              </table:table-cell>
              <table:table-cell office:value-type="float" office:value="96165306.122449">
                <text:p>96165306.12244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32055102.0408163">
                <text:p>32055100</text:p>
              </table:table-cell>
              <table:table-cell office:value-type="float" office:value="32055102.0408163">
                <text:p>32055102.040816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